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001cm" style:rel-width="100%" table:align="left"/>
    </style:style>
    <style:style style:name="Таблица1.A" style:family="table-column">
      <style:table-column-properties style:column-width="9.5cm" style:rel-column-width="32767*"/>
    </style:style>
    <style:style style:name="Таблица2" style:family="table">
      <style:table-properties style:width="19.001cm" style:rel-width="100%" table:align="left"/>
    </style:style>
    <style:style style:name="Таблица2.A" style:family="table-column">
      <style:table-column-properties style:column-width="9.029cm" style:rel-column-width="31142*"/>
    </style:style>
    <style:style style:name="Таблица2.B" style:family="table-column">
      <style:table-column-properties style:column-width="9.971cm" style:rel-column-width="34392*"/>
    </style:style>
    <style:style style:name="Таблица2.A1" style:family="table-cell">
      <style:table-cell-properties fo:padding="0.106cm" fo:border-left="none" fo:border-right="none" fo:border-top="none" fo:border-bottom="0.035cm solid #000000"/>
    </style:style>
    <style:style style:name="Таблица2.A3" style:family="table-cell">
      <style:table-cell-properties fo:padding="0.106cm" fo:border="none"/>
    </style:style>
    <style:style style:name="P1" style:family="paragraph" style:parent-style-name="Основной_20_текст.redline">
      <style:paragraph-properties fo:margin-top="0cm" fo:margin-bottom="0.499cm"/>
    </style:style>
    <style:style style:name="P2" style:family="paragraph" style:parent-style-name="Heading_20_1" style:master-page-name="HTML">
      <style:paragraph-properties style:page-number="auto"/>
      <style:text-properties fo:font-weight="bold"/>
    </style:style>
    <style:style style:name="P3" style:family="paragraph" style:parent-style-name="Heading_20_2">
      <style:text-properties fo:font-weight="bold"/>
    </style:style>
    <style:style style:name="P4" style:family="paragraph" style:parent-style-name="Heading_20_2">
      <style:paragraph-properties fo:margin-top="0.4cm" fo:margin-bottom="0.199cm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able_20_Heading">
      <style:paragraph-properties fo:margin-top="0.4cm" fo:margin-bottom="0cm"/>
    </style:style>
    <style:style style:name="P7" style:family="paragraph" style:parent-style-name="Table_20_Contents">
      <style:paragraph-properties fo:margin-top="0.4cm" fo:margin-bottom="0cm" fo:text-align="start" style:justify-single-word="false"/>
    </style:style>
    <style:style style:name="P8" style:family="paragraph" style:parent-style-name="Table_20_Contents">
      <style:paragraph-properties fo:margin-top="0.4cm" fo:margin-bottom="0cm" fo:text-align="end" style:justify-single-word="false"/>
    </style:style>
    <style:style style:name="P9" style:family="paragraph" style:parent-style-name="Table_20_Contents">
      <style:paragraph-properties fo:margin-top="0cm" fo:margin-bottom="0cm"/>
    </style:style>
    <style:style style:name="P10" style:family="paragraph" style:parent-style-name="Table_20_Contents">
      <style:paragraph-properties fo:margin-left="1cm" fo:margin-right="0cm" fo:margin-top="0cm" fo:margin-bottom="0cm" fo:text-indent="0cm" style:auto-text-indent="false"/>
    </style:style>
    <style:style style:name="P11" style:family="paragraph" style:parent-style-name="Table_20_Contents">
      <style:paragraph-properties fo:margin-left="1cm" fo:margin-right="0cm" fo:margin-top="1cm" fo:margin-bottom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 text:is-list-header="true">ДОГОВОР № 7</text:h>
      <table:table table:name="Таблица1" table:style-name="Таблица1">
        <table:table-column table:style-name="Таблица1.A" table:number-columns-repeated="2"/>
        <table:table-row>
          <table:table-cell office:value-type="string">
            <text:p text:style-name="P7">г.Санкт-Петербург</text:p>
          </table:table-cell>
          <table:table-cell office:value-type="string">
            <text:p text:style-name="P8">07 Апреля 2009 г.</text:p>
          </table:table-cell>
        </table:table-row>
      </table:table>
      <text:p text:style-name="P1"><text:span text:style-name="T1">Строительно-монтажный трест №1 - филиал ОАО "РЖДстрой"</text:span>, именуемое в дальнейшем “Заказчик” в лице Генерального директора , действующего на основании Устава с одной стороны, и <text:span text:style-name="T1">ООО "Векта"</text:span>, именуемое в дальнейшем “Исполнитель“, в лице генерального директора Леонтьева М.В., действующего на основании Устава, с другой стороны, совместно именуемые Стороны, заключили настоящий договор о нижеследующем:</text:p>
      <text:h text:style-name="P4" text:outline-level="2" text:is-list-header="true"><text:span text:style-name="T1">1. ПРЕДМЕТ ДОГОВОРА</text:span>.</text:h>
      <text:p text:style-name="P5">1.1. Поставщик обязуется по заданию Заказчика выполнить <text:span text:style-name="T2">разработку информационной системы ведения реестра юридических лиц</text:span>, а Заказчик обязуется принять и оплатить работы.</text:p>
      <text:p text:style-name="P5">1.2. Технические, экономические и другие требования к работам согласовываются сторонами и должны соответствовать требованиям действующих нормативных документов Российской Федерации.</text:p>
      <text:h text:style-name="P3" text:outline-level="2" text:is-list-header="true">2. ЦЕНА РАБОТ И ПОРЯДОК РАСЧЕТОВ.</text:h>
      <text:p text:style-name="P5">2.1. Цена работ по настоящему договору составляет <text:span text:style-name="T2">61250.00</text:span> руб. (Шестьдесят одна тысяча двести пятьдесят рублей 00 копеек) и включает в себя НДС 18% - 9343.22 руб. Аванс составляет <text:span text:style-name="T2">61250.00</text:span> руб. (Шестьдесят одна тысяча двести пятьдесят рублей 00 копеек).</text:p>
      <text:p text:style-name="P5">2.2. Оплата работ производится путём перечисления денежных средств на расчётный счёт Исполнителя.</text:p>
      <text:h text:style-name="P3" text:outline-level="2" text:is-list-header="true">3. ОБЯЗАННОСТИ СТОРОН.</text:h>
      <text:p text:style-name="P5">3.1. <text:span text:style-name="T2">Исполнитель обязан:</text:span></text:p>
      <text:p text:style-name="P5">3.1.1. Выполнять работы в срок, предусмотренный дополнительным соглашением и передать Заказчику результат работ в предусмотренный договором срок;</text:p>
      <text:p text:style-name="P5">3.1.2. Незамедлительно информировать Заказчика об обнаруженной невозможности получить ожидаемые результаты или о нецелесообразности продолжения работы.</text:p>
      <text:p text:style-name="P5">3.2. <text:span text:style-name="T2">Заказчик обязан</text:span>:</text:p>
      <text:p text:style-name="P5">3.2.1. Оказывать содействие Исполнителю в выполнении работ;</text:p>
      <text:p text:style-name="P5">3.2.2. Возместить Исполнительу дополнительные расходы, вызванные изменением исходных данных для выполнения работ.</text:p>
      <text:h text:style-name="P3" text:outline-level="2" text:is-list-header="true">4. СРОКИ ВЫПОЛНЕНИЯ РАБОТ ПО ДОГОВОРУ.</text:h>
      <text:p text:style-name="P5">4.1. Срок выполнения работ наступает с момента подписания настоящего договора и составляет 60 календарных дней.</text:p>
      <text:p text:style-name="P5">4.2. Исполнитель вправе выполнить работы досрочно без предварительного согласия Заказчика.</text:p>
      <text:h text:style-name="Heading_20_2" text:outline-level="2" text:is-list-header="true">5. ПРОЧИЕ УСЛОВИЯ</text:h>
      <text:p text:style-name="P5">5.1. Договор может быть расторгнут в одностороннем порядке по инициативе Заказчика:</text:p>
      <text:p text:style-name="P5">5.1.1. Если Исполнитель не преступает своевременно к исполнению обязательств по Договору или выполняет работу настолько медленно, что окончание её в срок становится невозможным;</text:p>
      <text:p text:style-name="P5">5.1.2. Если отступления в работе от условий Договора или иные недостатки работы являются существенными и неустранимыми, либо в установленный разумный срок обнаруженные недостатки не были устранены.</text:p>
      <text:p text:style-name="P5">5.2. Договор может быть расторгнут в одностороннем порядке по инициативе Исполнительа в случае получения отрицательных результатов и в других случаях, ставящих под сомнение целесообразность дальнейшего проведения работ.</text:p>
      <text:p text:style-name="P5">5.3. Сторона расторгающая договор должна письменно уведомить другую сторону о расторжении не позднее, чем за 3 дня.</text:p>
      <text:p text:style-name="P5">5.4. Договор вступает в действие со дня его заключения и действует до исполнения сторонами своих обязательств.</text:p>
      <text:p text:style-name="P5">5.5. Договор и приложения к нему, переданные средствами факсимильной связи, признаются сторонами действительными.</text:p>
      <text:p text:style-name="P5">5.6. Настоящий Договор составлен в двух экземплярах, по одному экземпляру для каждой Стороны, <text:soft-page-break/>имеющих одинаковую юридическую силу.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6">Заказчик</text:p>
            </table:table-cell>
            <table:table-cell table:style-name="Таблица2.A1" office:value-type="string">
              <text:p text:style-name="P6">Исполнитель</text:p>
            </table:table-cell>
          </table:table-row>
        </table:table-header-rows>
        <table:table-row>
          <table:table-cell table:style-name="Таблица2.A1" office:value-type="string">
            <text:p text:style-name="P9">Строительно-монтажный трест №1 - филиал ОАО "РЖДстрой"<text:line-break/>Адрес: 191040, г.Санкт-Петербург, ул.Марата, д.42<text:line-break/>ИНН/КПП 7708587205<text:line-break/>Р/с <text:line-break/>в <text:line-break/>К/с <text:line-break/>БИК </text:p>
          </table:table-cell>
          <table:table-cell table:style-name="Таблица2.A1" office:value-type="string">
            <text:p text:style-name="P9">ООО "Векта"<text:line-break/>Адрес: 192239, Санкт-Петербург, Переулок Альпийский, д.18, лит.А, пом 8Н<text:line-break/>ИНН/КПП 7816435016/781601001<text:line-break/>Р/с 40702810155230000866<text:line-break/>в СЕВЕРО-ЗАПАДНЫЙ БАНК СБЕРБАНКА РФ<text:line-break/>К/с 30101810500000000653<text:line-break/>БИК 044030653 </text:p>
          </table:table-cell>
        </table:table-row>
        <table:table-row>
          <table:table-cell table:style-name="Таблица2.A3" office:value-type="string">
            <text:p text:style-name="P10">Генеральный директор<text:line-break/>Строительно-монтажный трест №1 - филиал ОАО "РЖДстрой" </text:p>
            <text:p text:style-name="P11">________________ /<text:span text:style-name="T2"> ______________</text:span>/ </text:p>
          </table:table-cell>
          <table:table-cell table:style-name="Таблица2.A3" office:value-type="string">
            <text:p text:style-name="P10">Генеральный директор<text:line-break/>ООО "Векта"</text:p>
            <text:p text:style-name="P10"><text:s/></text:p>
            <text:p text:style-name="P11">________________ /<text:span text:style-name="T2">Леонтьев М.В.</text:span>/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fo:break-before="auto" fo:break-after="auto"/>
      <style:text-properties fo:font-variant="normal" fo:text-transform="none" fo:color="#000000" style:font-name="Times New Roman1" fo:font-size="12pt" fo:language="ru" fo:country="RU" fo:font-style="normal" style:font-name-asian="Times New Roman1" style:font-size-asian="12pt" style:language-asian="ru" style:country-asian="RU" style:font-style-asian="normal" style:font-name-complex="Times New Roman1" style:font-size-complex="12pt" style:language-complex="ru" style:country-complex="RU" style:font-style-complex="norm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сновной_20_текст.redline" style:display-name="Основной текст.redline" style:family="paragraph" style:parent-style-name="Text_20_body">
      <style:paragraph-properties fo:margin-left="0cm" fo:margin-right="0cm" fo:text-indent="0.499cm" style:auto-text-indent="false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margin-top="0cm" fo:margin-bottom="0.199cm" fo:text-align="center" style:justify-single-word="fals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paragraph-properties fo:margin-top="0.423cm" fo:margin-bottom="0.199cm" fo:text-align="center" style:justify-single-word="fals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1cm" fo:margin-right="0cm" fo:margin-top="0.4cm" fo:margin-bottom="0.199cm" fo:text-align="start" style:justify-single-word="false" fo:text-indent="0cm" style:auto-text-indent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ДОГОВОР СУБПОДРЯДА № 61</dc:title>
    <meta:document-statistic meta:table-count="2" meta:image-count="0" meta:object-count="0" meta:page-count="2" meta:paragraph-count="38" meta:word-count="474" meta:character-count="3714"/>
    <dc:date>2009-04-17T11:39:09</dc:date>
    <meta:generator>OpenOffice.org/3.0$Linux OpenOffice.org_project/300m15$Build-9379</meta:generator>
  </office:meta>
</office:document-meta>
</file>